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1f6f4"/>
    </style:style>
    <style:style style:name="P2" style:family="paragraph" style:parent-style-name="Standard">
      <style:text-properties officeooo:paragraph-rsid="0002b4fc"/>
    </style:style>
    <style:style style:name="P3" style:family="paragraph" style:parent-style-name="Standard">
      <style:text-properties officeooo:paragraph-rsid="0003853b"/>
    </style:style>
    <style:style style:name="P4" style:family="paragraph" style:parent-style-name="Standard">
      <style:text-properties officeooo:paragraph-rsid="00054931"/>
    </style:style>
    <style:style style:name="P5" style:family="paragraph" style:parent-style-name="Standard" style:list-style-name="L1">
      <style:text-properties officeooo:paragraph-rsid="0003853b"/>
    </style:style>
    <style:style style:name="P6" style:family="paragraph" style:parent-style-name="Standard" style:list-style-name="L1">
      <style:text-properties officeooo:paragraph-rsid="00054931"/>
    </style:style>
    <style:style style:name="P7" style:family="paragraph" style:parent-style-name="Standard" style:list-style-name="L1">
      <style:text-properties officeooo:paragraph-rsid="000cc0aa"/>
    </style:style>
    <style:style style:name="P8" style:family="paragraph" style:parent-style-name="Standard">
      <style:text-properties officeooo:paragraph-rsid="000aabe0"/>
    </style:style>
    <style:style style:name="P9" style:family="paragraph" style:parent-style-name="Standard" style:list-style-name="L2">
      <style:text-properties officeooo:paragraph-rsid="000bfd97"/>
    </style:style>
    <style:style style:name="P10" style:family="paragraph" style:parent-style-name="Standard">
      <style:text-properties officeooo:paragraph-rsid="000bfd97"/>
    </style:style>
    <style:style style:name="P11" style:family="paragraph" style:parent-style-name="Standard">
      <style:text-properties officeooo:paragraph-rsid="000cc0aa"/>
    </style:style>
    <style:style style:name="P12" style:family="paragraph" style:parent-style-name="Standard">
      <style:text-properties officeooo:paragraph-rsid="000d99f7"/>
    </style:style>
    <style:style style:name="P13" style:family="paragraph" style:parent-style-name="Standard">
      <style:text-properties officeooo:paragraph-rsid="000f2b64"/>
    </style:style>
    <style:style style:name="P14" style:family="paragraph" style:parent-style-name="Standard">
      <style:text-properties officeooo:paragraph-rsid="0010fce4"/>
    </style:style>
    <style:style style:name="P15" style:family="paragraph" style:parent-style-name="Standard">
      <style:text-properties officeooo:paragraph-rsid="0012cc2a"/>
    </style:style>
    <style:style style:name="T1" style:family="text">
      <style:text-properties officeooo:rsid="0001f6f4"/>
    </style:style>
    <style:style style:name="T2" style:family="text">
      <style:text-properties fo:font-weight="normal" officeooo:rsid="0001f6f4" style:font-weight-asian="normal" style:font-weight-complex="normal"/>
    </style:style>
    <style:style style:name="T3" style:family="text">
      <style:text-properties fo:font-weight="normal" officeooo:rsid="0002b4fc" style:font-weight-asian="normal" style:font-weight-complex="normal"/>
    </style:style>
    <style:style style:name="T4" style:family="text">
      <style:text-properties fo:font-weight="normal" officeooo:rsid="0003853b" style:font-weight-asian="normal" style:font-weight-complex="normal"/>
    </style:style>
    <style:style style:name="T5" style:family="text">
      <style:text-properties fo:font-weight="normal" officeooo:rsid="00054931" style:font-weight-asian="normal" style:font-weight-complex="normal"/>
    </style:style>
    <style:style style:name="T6" style:family="text">
      <style:text-properties fo:font-weight="normal" officeooo:rsid="0007158e" style:font-weight-asian="normal" style:font-weight-complex="normal"/>
    </style:style>
    <style:style style:name="T7" style:family="text">
      <style:text-properties fo:font-weight="normal" officeooo:rsid="0007a468" style:font-weight-asian="normal" style:font-weight-complex="normal"/>
    </style:style>
    <style:style style:name="T8" style:family="text">
      <style:text-properties fo:font-weight="normal" officeooo:rsid="00097c72" style:font-weight-asian="normal" style:font-weight-complex="normal"/>
    </style:style>
    <style:style style:name="T9" style:family="text">
      <style:text-properties fo:font-weight="normal" officeooo:rsid="000cc0aa" style:font-weight-asian="normal" style:font-weight-complex="normal"/>
    </style:style>
    <style:style style:name="T10" style:family="text">
      <style:text-properties fo:font-weight="normal" officeooo:rsid="000d99f7" style:font-weight-asian="normal" style:font-weight-complex="normal"/>
    </style:style>
    <style:style style:name="T11" style:family="text">
      <style:text-properties fo:font-weight="normal" officeooo:rsid="000f2b64" style:font-weight-asian="normal" style:font-weight-complex="normal"/>
    </style:style>
    <style:style style:name="T12" style:family="text">
      <style:text-properties fo:font-weight="normal" officeooo:rsid="0010fce4" style:font-weight-asian="normal" style:font-weight-complex="normal"/>
    </style:style>
    <style:style style:name="T13" style:family="text">
      <style:text-properties fo:font-weight="normal" officeooo:rsid="0011c416" style:font-weight-asian="normal" style:font-weight-complex="normal"/>
    </style:style>
    <style:style style:name="T14" style:family="text">
      <style:text-properties fo:font-weight="normal" officeooo:rsid="0012cc2a" style:font-weight-asian="normal" style:font-weight-complex="normal"/>
    </style:style>
    <style:style style:name="T15" style:family="text">
      <style:text-properties fo:font-style="normal" fo:font-weight="normal" officeooo:rsid="00054931" style:font-style-asian="normal" style:font-weight-asian="normal" style:font-style-complex="normal" style:font-weight-complex="normal"/>
    </style:style>
    <style:style style:name="T16" style:family="text">
      <style:text-properties fo:font-style="normal" fo:font-weight="normal" officeooo:rsid="000aabe0" style:font-style-asian="normal" style:font-weight-asian="normal" style:font-style-complex="normal" style:font-weight-complex="normal"/>
    </style:style>
    <style:style style:name="T17" style:family="text">
      <style:text-properties fo:font-style="normal" fo:font-weight="normal" officeooo:rsid="000bfd97" style:font-style-asian="normal" style:font-weight-asian="normal" style:font-style-complex="normal" style:font-weight-complex="normal"/>
    </style:style>
    <style:style style:name="T18" style:family="text">
      <style:text-properties fo:font-style="normal" fo:font-weight="bold" officeooo:rsid="000aabe0" style:font-style-asian="normal" style:font-weight-asian="bold" style:font-style-complex="normal" style:font-weight-complex="bold"/>
    </style:style>
    <style:style style:name="T19" style:family="text">
      <style:text-properties fo:font-weight="bold" officeooo:rsid="0001f6f4" style:font-weight-asian="bold" style:font-weight-complex="bold"/>
    </style:style>
    <style:style style:name="T20" style:family="text">
      <style:text-properties fo:font-weight="bold" officeooo:rsid="0002b4fc" style:font-weight-asian="bold" style:font-weight-complex="bold"/>
    </style:style>
    <style:style style:name="T21" style:family="text">
      <style:text-properties fo:font-weight="bold" officeooo:rsid="0003853b" style:font-weight-asian="bold" style:font-weight-complex="bold"/>
    </style:style>
    <style:style style:name="T22" style:family="text">
      <style:text-properties style:text-underline-style="solid" style:text-underline-width="auto" style:text-underline-color="font-color" fo:font-weight="normal" officeooo:rsid="000f2b6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Problem Statement</text:span><text:span text:style-name="T1"> – </text:span><text:span text:style-name="Strong_20_Emphasis"><text:span text:style-name="T2">Help </text:span></text:span><text:span text:style-name="Strong_20_Emphasis"><text:span text:style-name="T14">M</text:span></text:span><text:span text:style-name="Strong_20_Emphasis"><text:span text:style-name="T2">e </text:span></text:span><text:span text:style-name="Strong_20_Emphasis"><text:span text:style-name="T14">W</text:span></text:span><text:span text:style-name="Strong_20_Emphasis"><text:span text:style-name="T2">ith </text:span></text:span><text:span text:style-name="Strong_20_Emphasis"><text:span text:style-name="T14">M</text:span></text:span><text:span text:style-name="Strong_20_Emphasis"><text:span text:style-name="T2">y </text:span></text:span><text:span text:style-name="Strong_20_Emphasis"><text:span text:style-name="T14">M</text:span></text:span><text:span text:style-name="Strong_20_Emphasis"><text:span text:style-name="T2">ood</text:span></text:span></text:p>
      <text:p text:style-name="P1"><text:span text:style-name="Strong_20_Emphasis"><text:span text:style-name="T2"/></text:span></text:p>
      <text:p text:style-name="P1"><text:span text:style-name="Strong_20_Emphasis"><text:span text:style-name="T19">Team Size</text:span></text:span><text:span text:style-name="Strong_20_Emphasis"><text:span text:style-name="T2"> – 2 members</text:span></text:span></text:p>
      <text:p text:style-name="P2"><text:span text:style-name="Strong_20_Emphasis"><text:span text:style-name="T19">Team Members</text:span></text:span><text:span text:style-name="Strong_20_Emphasis"><text:span text:style-name="T2"> – Deepa Vincent, Mukunda Madhava</text:span></text:span></text:p>
      <text:p text:style-name="P1"><text:span text:style-name="Strong_20_Emphasis"><text:span text:style-name="T2"/></text:span></text:p>
      <text:p text:style-name="P2"><text:span text:style-name="Strong_20_Emphasis"><text:span text:style-name="T20">Problem Objective</text:span></text:span><text:span text:style-name="Strong_20_Emphasis"><text:span text:style-name="T3"> – To determine the mood of a person by analyzing the target’s social media content </text:span></text:span><text:span text:style-name="Strong_20_Emphasis"><text:span text:style-name="T4">and d</text:span></text:span><text:span text:style-name="Strong_20_Emphasis"><text:span text:style-name="T3">evelop a solution to alleviate the mood if </text:span></text:span><text:span text:style-name="Strong_20_Emphasis"><text:span text:style-name="T4">required.</text:span></text:span></text:p>
      <text:p text:style-name="P2"><text:span text:style-name="Strong_20_Emphasis"><text:span text:style-name="T4"/></text:span></text:p>
      <text:p text:style-name="P10"><text:span text:style-name="Strong_20_Emphasis"><text:span text:style-name="T21">Scope of work</text:span></text:span><text:span text:style-name="Strong_20_Emphasis"><text:span text:style-name="T4"> – </text:span></text:span></text:p>
      <text:p text:style-name="P10"><text:span text:style-name="Strong_20_Emphasis"><text:span text:style-name="T4"/></text:span></text:p>
      <text:p text:style-name="P11"><text:span text:style-name="Strong_20_Emphasis"><text:span text:style-name="T10">The goal is t</text:span></text:span><text:span text:style-name="Strong_20_Emphasis"><text:span text:style-name="T4">o </text:span></text:span><text:span text:style-name="Strong_20_Emphasis"><text:span text:style-name="T5">provide a</text:span></text:span><text:span text:style-name="Strong_20_Emphasis"><text:span text:style-name="T14">n optimal </text:span></text:span><text:span text:style-name="Strong_20_Emphasis"><text:span text:style-name="T5">solution to the mentioned objective by </text:span></text:span><text:span text:style-name="Strong_20_Emphasis"><text:span text:style-name="T6">developing personalized </text:span></text:span><text:span text:style-name="Strong_20_Emphasis"><text:span text:style-name="T7">results</text:span></text:span><text:span text:style-name="Strong_20_Emphasis"><text:span text:style-name="T6">. </text:span></text:span><text:span text:style-name="Strong_20_Emphasis"><text:span text:style-name="T7">This would require a deeper anal</text:span></text:span><text:span text:style-name="Strong_20_Emphasis"><text:span text:style-name="T8">ysis of the target’s social media content.</text:span></text:span></text:p>
      <text:p text:style-name="P11"><text:span text:style-name="Strong_20_Emphasis"><text:span text:style-name="T9"/></text:span></text:p>
      <text:p text:style-name="P12"><text:span text:style-name="Strong_20_Emphasis"><text:span text:style-name="T22">Getting Data</text:span></text:span><text:span text:style-name="Strong_20_Emphasis"><text:span text:style-name="T11">: </text:span></text:span><text:span text:style-name="Strong_20_Emphasis"><text:span text:style-name="T10">The internet is constantly growing with users creating new web content on various platforms. While facebook and twitter provide APIs to acquire and work with data, other platforms may not. Also, APIs are not always reliable and may restrict the flexibility to work with data. Web Scraping is a suitable alternative to overcome these disabilities. </text:span></text:span><text:span text:style-name="Strong_20_Emphasis"><text:span text:style-name="T9">The</text:span></text:span><text:span text:style-name="Strong_20_Emphasis"><text:span text:style-name="T10">re are plenty of tools to implement web scraping concepts</text:span></text:span><text:span text:style-name="Strong_20_Emphasis"><text:span text:style-name="T11"> namely</text:span></text:span><text:span text:style-name="Strong_20_Emphasis"><text:span text:style-name="T9"> </text:span></text:span><text:span text:style-name="Strong_20_Emphasis"><text:span text:style-name="T11">- </text:span></text:span><text:span text:style-name="Strong_20_Emphasis"><text:span text:style-name="T9">Scrapy, Selenium, BeautifulSoup.</text:span></text:span></text:p>
      <text:p text:style-name="P12"><text:span text:style-name="Strong_20_Emphasis"><text:span text:style-name="T9"/></text:span></text:p>
      <text:p text:style-name="P13"><text:span text:style-name="Strong_20_Emphasis"><text:span text:style-name="T22">Profiling</text:span></text:span><text:span text:style-name="Strong_20_Emphasis"><text:span text:style-name="T11">: Judging personalities is an essential skill as, personality is a key driver behind people’s interactions, behaviors, and emotions. For any effective solution that is developed, the first, crucial step is to develop a <text:s/></text:span></text:span><text:span text:style-name="Strong_20_Emphasis"><text:span text:style-name="T9">psychological </text:span></text:span><text:span text:style-name="Strong_20_Emphasis"><text:span text:style-name="T11">and emotional </text:span></text:span><text:span text:style-name="Strong_20_Emphasis"><text:span text:style-name="T9">profile </text:span></text:span><text:span text:style-name="Strong_20_Emphasis"><text:span text:style-name="T11">of the subject.</text:span></text:span></text:p>
      <text:p text:style-name="P13"><text:span text:style-name="Strong_20_Emphasis"><text:span text:style-name="T11"/></text:span></text:p>
      <text:p text:style-name="P15"><text:span text:style-name="Strong_20_Emphasis"><text:span text:style-name="T11">This can be achieved</text:span></text:span><text:span text:style-name="Strong_20_Emphasis"><text:span text:style-name="T9"> using various APIs such as Personality Insights, Tone Analyzer </text:span></text:span><text:span text:style-name="Strong_20_Emphasis"><text:span text:style-name="T12">and</text:span></text:span><text:span text:style-name="Strong_20_Emphasis"><text:span text:style-name="T9"> Natural Language Understanding </text:span></text:span><text:span text:style-name="Strong_20_Emphasis"><text:span text:style-name="T11">among others. However, merely creating a </text:span></text:span><text:span text:style-name="Strong_20_Emphasis"><text:span text:style-name="T12">rudimentary </text:span></text:span><text:span text:style-name="Strong_20_Emphasis"><text:span text:style-name="T11">profile wouldn’t help unless </text:span></text:span><text:span text:style-name="Strong_20_Emphasis"><text:span text:style-name="T12">the cause of negative mood is not ascertained (again, above mentioned APIs may be utilised).</text:span></text:span></text:p>
      <text:p text:style-name="P15"><text:span text:style-name="Strong_20_Emphasis"><text:span text:style-name="T12"/></text:span></text:p>
      <text:p text:style-name="P15"><text:span text:style-name="Strong_20_Emphasis"><text:span text:style-name="T12">The mentioned APIs accurately determine the basic tone in text such as ‘sad’, ‘joy’, ‘polite’ but they provide little information regarding the reason for the tone. To determine the cause, keywords in the data (eg, sad tweets) can be extracted. With further analysis and research, algorithms can be implemented to categorize a set of keywords that correspond to specific </text:span></text:span><text:span text:style-name="Strong_20_Emphasis"><text:span text:style-name="T14">cause</text:span></text:span><text:span text:style-name="Strong_20_Emphasis"><text:span text:style-name="T12"> </text:span></text:span><text:span text:style-name="Strong_20_Emphasis"><text:span text:style-name="T14">of</text:span></text:span><text:span text:style-name="Strong_20_Emphasis"><text:span text:style-name="T12"> sadness (eg. a set of keywords </text:span></text:span><text:span text:style-name="Strong_20_Emphasis"><text:span text:style-name="T14">-</text:span></text:span><text:span text:style-name="Strong_20_Emphasis"><text:span text:style-name="T12"> ‘life, meaning, purpose, futile’ </text:span></text:span><text:span text:style-name="Strong_20_Emphasis"><text:span text:style-name="T14">- </text:span></text:span><text:span text:style-name="Strong_20_Emphasis"><text:span text:style-name="T12">would be categorized as ‘Existential Crisis’) </text:span></text:span></text:p>
      <text:p text:style-name="P14"><text:span text:style-name="Strong_20_Emphasis"><text:span text:style-name="T12"/></text:span></text:p>
      <text:p text:style-name="P14"><text:span text:style-name="Strong_20_Emphasis"><text:span text:style-name="T12">Once the cause is determined, co-relations between personality traits, </text:span></text:span><text:span text:style-name="Strong_20_Emphasis"><text:span text:style-name="T13">cause of suffering</text:span></text:span><text:span text:style-name="Strong_20_Emphasis"><text:span text:style-name="T12"> and effective solutions must be established </text:span></text:span><text:span text:style-name="Strong_20_Emphasis"><text:span text:style-name="T13">to form</text:span></text:span><text:span text:style-name="Strong_20_Emphasis"><text:span text:style-name="T12"> generalizations </text:span></text:span><text:span text:style-name="Strong_20_Emphasis"><text:span text:style-name="T13">and scale the project.</text:span></text:span></text:p>
      <text:p text:style-name="P3"><text:span text:style-name="Strong_20_Emphasis"><text:span text:style-name="T4"/></text:span></text:p>
      <text:p text:style-name="P3"><text:span text:style-name="Strong_20_Emphasis"><text:span text:style-name="T21">Technologies used </text:span></text:span><text:span text:style-name="Strong_20_Emphasis"><text:span text:style-name="T4">-</text:span></text:span></text:p>
      <text:list xml:id="list6366014219854530590" text:style-name="L1">
        <text:list-item>
          <text:p text:style-name="P5"><text:span text:style-name="Strong_20_Emphasis"><text:span text:style-name="T4">Scrapy web crawling framework.</text:span></text:span></text:p>
        </text:list-item>
        <text:list-item>
          <text:p text:style-name="P5"><text:span text:style-name="Strong_20_Emphasis"><text:span text:style-name="T4">Selenium WebDriver with Python.</text:span></text:span></text:p>
        </text:list-item>
        <text:list-item>
          <text:p text:style-name="P5"><text:span text:style-name="Strong_20_Emphasis"><text:span text:style-name="T4">BeautifulSoup </text:span></text:span><text:span text:style-name="Strong_20_Emphasis"><text:span text:style-name="T5">python library.</text:span></text:span></text:p>
        </text:list-item>
        <text:list-item>
          <text:p text:style-name="P6"><text:span text:style-name="Strong_20_Emphasis"><text:span text:style-name="T5">Watson Tone Analyzer API</text:span></text:span></text:p>
        </text:list-item>
        <text:list-item>
          <text:p text:style-name="P6"><text:span text:style-name="Strong_20_Emphasis"><text:span text:style-name="T5">Watson Natural Language Understanding API</text:span></text:span></text:p>
        </text:list-item>
        <text:list-item>
          <text:p text:style-name="P7"><text:span text:style-name="Strong_20_Emphasis"><text:span text:style-name="T9">Watson Personality Insights API</text:span></text:span></text:p>
        </text:list-item>
        <text:list-item>
          <text:p text:style-name="P6"><text:span text:style-name="Strong_20_Emphasis"><text:span text:style-name="T15">icanhazdadjoke.com API</text:span></text:span></text:p>
        </text:list-item>
      </text:list>
      <text:p text:style-name="P4"><text:span text:style-name="Strong_20_Emphasis"><text:span text:style-name="T15"/></text:span></text:p>
      <text:p text:style-name="P8"><text:span text:style-name="Strong_20_Emphasis"><text:span text:style-name="T18">Role of each team member</text:span></text:span><text:span text:style-name="Strong_20_Emphasis"><text:span text:style-name="T16"> -</text:span></text:span></text:p>
      <text:list xml:id="list624105467276709490" text:style-name="L2">
        <text:list-item>
          <text:p text:style-name="P9"><text:span text:style-name="Strong_20_Emphasis"><text:span text:style-name="T17">Deepa Vincent - <text:s/>Web scraping using BeautifulSoup and Selenium.</text:span></text:span></text:p>
        </text:list-item>
        <text:list-item>
          <text:p text:style-name="P9"><text:span text:style-name="Strong_20_Emphasis"><text:span text:style-name="T17">Mukunda Madhava – Web Scraping using Scrapy and text analysis using Watson APIs.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8:04.578260686</meta:creation-date>
    <dc:date>2018-10-23T19:29:53.106665162</dc:date>
    <meta:editing-duration>PT12M1S</meta:editing-duration>
    <meta:editing-cycles>5</meta:editing-cycles>
    <meta:generator>LibreOffice/5.2.7.2$Linux_X86_64 LibreOffice_project/20m0$Build-2</meta:generator>
    <meta:document-statistic meta:table-count="0" meta:image-count="0" meta:object-count="0" meta:page-count="1" meta:paragraph-count="22" meta:word-count="399" meta:character-count="2576" meta:non-whitespace-character-count="2197"/>
  </office:meta>
</office:document-meta>
</file>